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27.19mm" table:align="left"/>
    </style:style>
    <style:style style:name="Table1.A" style:family="table-column">
      <style:table-column-properties style:column-width="56.09mm"/>
    </style:style>
    <style:style style:name="Table1.B" style:family="table-column">
      <style:table-column-properties style:column-width="78.32mm"/>
    </style:style>
    <style:style style:name="Table1.C" style:family="table-column">
      <style:table-column-properties style:column-width="92.78mm"/>
    </style:style>
    <style:style style:name="Table1.A1" style:family="table-cell">
      <style:table-cell-properties fo:padding="0.97mm" fo:border-left="none" fo:border-right="none" fo:border-top="none" fo:border-bottom="0.5pt solid #000000"/>
    </style:style>
    <style:style style:name="Table1.A2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fo:font-weight="normal" officeooo:paragraph-rsid="008aabff" style:font-weight-asian="normal" style:font-weight-complex="normal"/>
    </style:style>
    <style:style style:name="P2" style:family="paragraph" style:parent-style-name="Standard">
      <style:text-properties fo:font-weight="normal" officeooo:paragraph-rsid="0090802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88bd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6d575c" officeooo:paragraph-rsid="006d575c"/>
    </style:style>
    <style:style style:name="P5" style:family="paragraph" style:parent-style-name="Standard">
      <style:paragraph-properties fo:text-align="end" style:justify-single-word="false"/>
      <style:text-properties officeooo:rsid="00738182" officeooo:paragraph-rsid="0088bd23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4pt" officeooo:rsid="006d575c" officeooo:paragraph-rsid="0088bd23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6f0cce" officeooo:paragraph-rsid="007978de"/>
    </style:style>
    <style:style style:name="P9" style:family="paragraph" style:parent-style-name="Table_20_Contents">
      <style:paragraph-properties fo:text-align="start" style:justify-single-word="false"/>
      <style:text-properties officeooo:rsid="006f0cce" officeooo:paragraph-rsid="007e7640"/>
    </style:style>
    <style:style style:name="P10" style:family="paragraph" style:parent-style-name="Table_20_Contents">
      <style:paragraph-properties fo:text-align="start" style:justify-single-word="false"/>
      <style:text-properties officeooo:rsid="006d575c" officeooo:paragraph-rsid="007978de"/>
    </style:style>
    <style:style style:name="P11" style:family="paragraph" style:parent-style-name="Table_20_Contents">
      <style:paragraph-properties fo:text-align="start" style:justify-single-word="false"/>
      <style:text-properties officeooo:rsid="006d575c" officeooo:paragraph-rsid="007f7a8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6f0cce" officeooo:paragraph-rsid="006f0cce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8aabff" style:font-weight-asian="normal" style:font-weight-complex="normal"/>
    </style:style>
    <style:style style:name="P14" style:family="paragraph" style:parent-style-name="Standard" style:master-page-name="First_20_Page">
      <style:paragraph-properties style:page-number="auto"/>
      <style:text-properties officeooo:paragraph-rsid="0088bd23"/>
    </style:style>
    <style:style style:name="T1" style:family="text">
      <style:text-properties officeooo:rsid="0071d0e8"/>
    </style:style>
    <style:style style:name="T2" style:family="text">
      <style:text-properties officeooo:rsid="0072b3c2"/>
    </style:style>
    <style:style style:name="T3" style:family="text">
      <style:text-properties officeooo:rsid="0075cf6d"/>
    </style:style>
    <style:style style:name="T4" style:family="text">
      <style:text-properties officeooo:rsid="006d575c"/>
    </style:style>
    <style:style style:name="T5" style:family="text">
      <style:text-properties officeooo:rsid="007e7640"/>
    </style:style>
    <style:style style:name="T6" style:family="text">
      <style:text-properties officeooo:rsid="008104be"/>
    </style:style>
    <style:style style:name="T7" style:family="text">
      <style:text-properties fo:font-weight="normal" officeooo:rsid="008104be" style:font-weight-asian="normal" style:font-weight-complex="normal"/>
    </style:style>
    <style:style style:name="T8" style:family="text">
      <style:text-properties officeooo:rsid="0087e8b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94152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&lt;setLang(user.lang or 'fr_FR')&gt;">&lt;setLang(user.lang or 'fr_FR')&gt;</text:text-input></text:p>
      <text:p text:style-name="P2">Nouméa le, <text:date style:data-style-name="N37" text:date-value="2022-06-11T11:13:13.824400333" text:fixed="true">11/06/22</text:date><text:tab/><text:tab/><text:tab/><text:tab/><text:tab/><text:tab/><text:tab/><text:tab/><text:tab/><text:tab/><text:tab/><text:tab/> <text:span text:style-name="T9"><text:text-input text:description="&lt;o.partner_id.fullname&gt;">&lt;o.partner_id.fullname&gt;</text:text-input></text:span></text:p>
      <text:p text:style-name="P3"/>
      <text:p text:style-name="P6"><text:span text:style-name="T7"><text:text-input text:description="&lt;o.partner_id.title.name&gt;">&lt;o.partner_id.title.name&gt;</text:text-input></text:span><text:span text:style-name="T7">, </text:span><text:span text:style-name="T6">voici la liste de vos rendez-vous à la clinique à Nouville, N’oubliez que vous avez peut être aussi des rendez-vous pre-opératoire</text:span><text:span text:style-name="T8">s</text:span><text:span text:style-name="T6"> et post-opératoire</text:span><text:span text:style-name="T8">s</text:span><text:span text:style-name="T6">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66646751440">
          <table:table-cell table:style-name="Table1.A1" office:value-type="string">
            <text:p text:style-name="P7"><text:text-input text:description="&lt;for each='line in o.bloc_agenda_line_ids'&gt;">for loop on bloc_agenda_line_ids</text:text-input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94466646813952">
          <table:table-cell table:style-name="Table1.A2" office:value-type="string">
            <text:p text:style-name="P12">Le :<text:text-input text:description="&lt;formatLang(line.date, date=True)&gt;)"/><text:text-input text:description="&lt;formatLang(line.date, date=True)&gt;">&lt;formatLang(line.date, date=True)&gt;</text:text-input></text:p>
          </table:table-cell>
          <table:table-cell table:style-name="Table1.A2" office:value-type="string">
            <text:p text:style-name="P11">À <text:span text:style-name="T1">la clinique à Nouville</text:span></text:p>
          </table:table-cell>
          <table:table-cell table:style-name="Table1.A2" office:value-type="string">
            <text:p text:style-name="P11"><text:span text:style-name="T1">À  : </text:span><text:span text:style-name="T1"><text:text-input text:description="&lt;line.notification_time&gt;">notification time</text:text-input></text:span><text:span text:style-name="T1"><text:line-break/>(horaire sus</text:span><text:span text:style-name="T10">c</text:span><text:span text:style-name="T1">eptible de modifications)</text:span></text:p>
          </table:table-cell>
        </table:table-row>
        <table:table-row table:style-name="TableLine94466646815680">
          <table:table-cell table:style-name="Table1.A1" office:value-type="string">
            <text:p text:style-name="P9"><text:span text:style-name="T2"><text:text-input text:description="&lt;if test='line.procedure_type_id.eye_injection == True'&gt;">if eye_injection</text:text-input></text:span><text:span text:style-name="T2">Injection</text:span><text:span text:style-name="T2"><text:text-input text:description="&lt;/if&gt;">&lt;/if&gt;</text:text-input></text:span><text:span text:style-name="T2"><text:text-input text:description="&lt;if  test='line.procedure_type_id.eye_injection == False'&gt;">if eye_injection</text:text-input></text:span><text:span text:style-name="T3">Chirurgi</text:span><text:span text:style-name="T5">e</text:span><text:span text:style-name="T2"><text:text-input text:description="&lt;/if&gt;">&lt;/if&gt;</text:text-input></text:span><text:span text:style-name="T2"> : </text:span><text:span text:style-name="T4"><text:text-input text:description="&lt;get_selection_item(line, 'ods')&gt;">get selection ods</text:text-input></text:span></text:p>
          </table:table-cell>
          <table:table-cell table:style-name="Table1.A1" office:value-type="string">
            <text:p text:style-name="P8"><text:span text:style-name="T2"><text:text-input text:description="&lt;if  test='line.procedure_type_id.eye_injection == False'&gt;">if eye_injection</text:text-input></text:span><text:span text:style-name="T2"><text:text-input text:description="&lt;line.procedure_type_id.name&gt;">type chirurgie</text:text-input></text:span><text:span text:style-name="T2"><text:s/></text:span><text:span text:style-name="T3"><text:text-input text:description="&lt;/if&gt;">&lt;/if&gt;</text:text-input>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66646816496">
          <table:table-cell table:style-name="Table1.A2" office:value-type="string">
            <text:p text:style-name="P7"><text:text-input text:description="&lt;/for&gt;">&lt;/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99mm" fo:margin-bottom="0m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normal" officeooo:paragraph-rsid="008aabff" style:font-weight-asian="normal" style:font-weight-complex="normal"/>
    </style:style>
    <style:page-layout style:name="Mpm1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1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text-input text:description="&lt;company.name&gt;">&lt;company.name&gt;</text:text-input></text:p>
        <text:p text:style-name="MP1"><text:text-input text:description="&lt;company.phone&gt;">&lt;company.phone&gt;</text:text-input></text:p>
        <text:p text:style-name="MP1"><text:text-input text:description="&lt;company.email&gt;">&lt;company.email&gt;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6-19T16:40:55.165962474</dc:date>
    <meta:editing-duration>PT14H3M22S</meta:editing-duration>
    <meta:editing-cycles>198</meta:editing-cycles>
    <meta:generator>LibreOffice/7.0.4.2$Linux_X86_64 LibreOffice_project/00$Build-2</meta:generator>
    <meta:document-statistic meta:table-count="1" meta:image-count="0" meta:object-count="0" meta:page-count="1" meta:paragraph-count="14" meta:word-count="115" meta:character-count="642" meta:non-whitespace-character-count="576"/>
  </office:meta>
</office:document-meta>
</file>